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Resutados 06-09-2017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6" table:default-cell-style-name="ce6"/>
        <table:table-column table:style-name="co1" table:default-cell-style-name="ce7"/>
        <table:table-row table:style-name="ro1">
          <table:table-cell table:style-name="ce1" table:number-columns-repeated="9"/>
        </table:table-row>
        <table:table-row table:style-name="ro2">
          <table:table-cell table:style-name="ce1" office:value-type="string" calcext:value-type="string">
            <text:p>Nº Elemento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 com primeiro elemento como pivo</text:p>
          </table:table-cell>
          <table:table-cell office:value-type="string" calcext:value-type="string">
            <text:p>Quick Sort com elemento aleatório como pivo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Counting Sort</text:p>
          </table:table-cell>
          <table:table-cell office:value-type="string" calcext:value-type="string">
            <text:p>Bucket Sort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37640" calcext:value-type="float">
            <text:p>837640</text:p>
          </table:table-cell>
          <table:table-cell office:value-type="float" office:value="823559" calcext:value-type="float">
            <text:p>823559</text:p>
          </table:table-cell>
          <table:table-cell office:value-type="float" office:value="6313" calcext:value-type="float">
            <text:p>6313</text:p>
          </table:table-cell>
          <table:table-cell office:value-type="float" office:value="874021" calcext:value-type="float">
            <text:p>874021</text:p>
          </table:table-cell>
          <table:table-cell office:value-type="float" office:value="3133" calcext:value-type="float">
            <text:p>3133</text:p>
          </table:table-cell>
          <table:table-cell office:value-type="float" office:value="5004" calcext:value-type="float">
            <text:p>5004</text:p>
          </table:table-cell>
          <table:table-cell office:value-type="float" office:value="389" calcext:value-type="float">
            <text:p>38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222419" calcext:value-type="float">
            <text:p>3222419</text:p>
          </table:table-cell>
          <table:table-cell office:value-type="float" office:value="3252011" calcext:value-type="float">
            <text:p>3252011</text:p>
          </table:table-cell>
          <table:table-cell office:value-type="float" office:value="10546" calcext:value-type="float">
            <text:p>10546</text:p>
          </table:table-cell>
          <table:table-cell office:value-type="float" office:value="3486092" calcext:value-type="float">
            <text:p>3486092</text:p>
          </table:table-cell>
          <table:table-cell office:value-type="float" office:value="6307" calcext:value-type="float">
            <text:p>6307</text:p>
          </table:table-cell>
          <table:table-cell office:value-type="float" office:value="10134" calcext:value-type="float">
            <text:p>10134</text:p>
          </table:table-cell>
          <table:table-cell office:value-type="float" office:value="725" calcext:value-type="float">
            <text:p>72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245892" calcext:value-type="float">
            <text:p>7245892</text:p>
          </table:table-cell>
          <table:table-cell office:value-type="float" office:value="7281296" calcext:value-type="float">
            <text:p>7281296</text:p>
          </table:table-cell>
          <table:table-cell office:value-type="float" office:value="17120" calcext:value-type="float">
            <text:p>17120</text:p>
          </table:table-cell>
          <table:table-cell office:value-type="float" office:value="7846212" calcext:value-type="float">
            <text:p>7846212</text:p>
          </table:table-cell>
          <table:table-cell office:value-type="float" office:value="9857" calcext:value-type="float">
            <text:p>9857</text:p>
          </table:table-cell>
          <table:table-cell office:value-type="float" office:value="15737" calcext:value-type="float">
            <text:p>15737</text:p>
          </table:table-cell>
          <table:table-cell office:value-type="float" office:value="996" calcext:value-type="float">
            <text:p>99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808639" calcext:value-type="float">
            <text:p>12808639</text:p>
          </table:table-cell>
          <table:table-cell office:value-type="float" office:value="12963239" calcext:value-type="float">
            <text:p>12963239</text:p>
          </table:table-cell>
          <table:table-cell office:value-type="float" office:value="21259" calcext:value-type="float">
            <text:p>21259</text:p>
          </table:table-cell>
          <table:table-cell office:value-type="float" office:value="14011649" calcext:value-type="float">
            <text:p>14011649</text:p>
          </table:table-cell>
          <table:table-cell office:value-type="float" office:value="12793" calcext:value-type="float">
            <text:p>12793</text:p>
          </table:table-cell>
          <table:table-cell office:value-type="float" office:value="22850" calcext:value-type="float">
            <text:p>22850</text:p>
          </table:table-cell>
          <table:table-cell office:value-type="float" office:value="1316" calcext:value-type="float">
            <text:p>1316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81806897" calcext:value-type="float">
            <text:p>1281806897</text:p>
          </table:table-cell>
          <table:table-cell office:value-type="float" office:value="1311260196" calcext:value-type="float">
            <text:p>1311260196</text:p>
          </table:table-cell>
          <table:table-cell office:value-type="float" office:value="227652" calcext:value-type="float">
            <text:p>227652</text:p>
          </table:table-cell>
          <table:table-cell office:value-type="float" office:value="1410976203" calcext:value-type="float">
            <text:p>1410976203</text:p>
          </table:table-cell>
          <table:table-cell office:value-type="float" office:value="211602" calcext:value-type="float">
            <text:p>211602</text:p>
          </table:table-cell>
          <table:table-cell office:value-type="float" office:value="255096" calcext:value-type="float">
            <text:p>255096</text:p>
          </table:table-cell>
          <table:table-cell office:value-type="float" office:value="20094" calcext:value-type="float">
            <text:p>20094</text:p>
          </table:table-cell>
          <table:table-cell office:value-type="float" office:value="21242" calcext:value-type="float">
            <text:p>21242</text:p>
          </table:table-cell>
        </table:table-row>
        <table:table-row table:style-name="ro1">
          <table:table-cell table:style-name="ce3"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Decrescente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78379" calcext:value-type="float">
            <text:p>778379</text:p>
          </table:table-cell>
          <table:table-cell office:value-type="float" office:value="813530" calcext:value-type="float">
            <text:p>813530</text:p>
          </table:table-cell>
          <table:table-cell office:value-type="float" office:value="5081" calcext:value-type="float">
            <text:p>5081</text:p>
          </table:table-cell>
          <table:table-cell office:value-type="float" office:value="873117" calcext:value-type="float">
            <text:p>873117</text:p>
          </table:table-cell>
          <table:table-cell office:value-type="float" office:value="3097" calcext:value-type="float">
            <text:p>3097</text:p>
          </table:table-cell>
          <table:table-cell office:value-type="float" office:value="5045" calcext:value-type="float">
            <text:p>5045</text:p>
          </table:table-cell>
          <table:table-cell office:value-type="float" office:value="385" calcext:value-type="float">
            <text:p>38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59687" calcext:value-type="float">
            <text:p>3159687</text:p>
          </table:table-cell>
          <table:table-cell office:value-type="float" office:value="3233268" calcext:value-type="float">
            <text:p>3233268</text:p>
          </table:table-cell>
          <table:table-cell office:value-type="float" office:value="10785" calcext:value-type="float">
            <text:p>10785</text:p>
          </table:table-cell>
          <table:table-cell office:value-type="float" office:value="3495570" calcext:value-type="float">
            <text:p>3495570</text:p>
          </table:table-cell>
          <table:table-cell office:value-type="float" office:value="6234" calcext:value-type="float">
            <text:p>6234</text:p>
          </table:table-cell>
          <table:table-cell office:value-type="float" office:value="10460" calcext:value-type="float">
            <text:p>10460</text:p>
          </table:table-cell>
          <table:table-cell office:value-type="float" office:value="648" calcext:value-type="float">
            <text:p>64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082081" calcext:value-type="float">
            <text:p>7082081</text:p>
          </table:table-cell>
          <table:table-cell office:value-type="float" office:value="7255353" calcext:value-type="float">
            <text:p>7255353</text:p>
          </table:table-cell>
          <table:table-cell office:value-type="float" office:value="15802" calcext:value-type="float">
            <text:p>15802</text:p>
          </table:table-cell>
          <table:table-cell office:value-type="float" office:value="7854702" calcext:value-type="float">
            <text:p>7854702</text:p>
          </table:table-cell>
          <table:table-cell office:value-type="float" office:value="9069" calcext:value-type="float">
            <text:p>9069</text:p>
          </table:table-cell>
          <table:table-cell office:value-type="float" office:value="15763" calcext:value-type="float">
            <text:p>15763</text:p>
          </table:table-cell>
          <table:table-cell office:value-type="float" office:value="1005" calcext:value-type="float">
            <text:p>10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500966" calcext:value-type="float">
            <text:p>12500966</text:p>
          </table:table-cell>
          <table:table-cell office:value-type="float" office:value="12943177" calcext:value-type="float">
            <text:p>12943177</text:p>
          </table:table-cell>
          <table:table-cell office:value-type="float" office:value="20261" calcext:value-type="float">
            <text:p>20261</text:p>
          </table:table-cell>
          <table:table-cell office:value-type="float" office:value="13909531" calcext:value-type="float">
            <text:p>13909531</text:p>
          </table:table-cell>
          <table:table-cell office:value-type="float" office:value="12888" calcext:value-type="float">
            <text:p>12888</text:p>
          </table:table-cell>
          <table:table-cell office:value-type="float" office:value="21948" calcext:value-type="float">
            <text:p>21948</text:p>
          </table:table-cell>
          <table:table-cell office:value-type="float" office:value="1477" calcext:value-type="float">
            <text:p>1477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86047903" calcext:value-type="float">
            <text:p>1286047903</text:p>
          </table:table-cell>
          <table:table-cell office:value-type="float" office:value="1319133793" calcext:value-type="float">
            <text:p>1319133793</text:p>
          </table:table-cell>
          <table:table-cell office:value-type="float" office:value="226395" calcext:value-type="float">
            <text:p>226395</text:p>
          </table:table-cell>
          <table:table-cell office:value-type="float" office:value="1421831393" calcext:value-type="float">
            <text:p>1421831393</text:p>
          </table:table-cell>
          <table:table-cell office:value-type="float" office:value="200440" calcext:value-type="float">
            <text:p>200440</text:p>
          </table:table-cell>
          <table:table-cell office:value-type="float" office:value="257888" calcext:value-type="float">
            <text:p>257888</text:p>
          </table:table-cell>
          <table:table-cell office:value-type="float" office:value="19979" calcext:value-type="float">
            <text:p>19979</text:p>
          </table:table-cell>
          <table:table-cell office:value-type="float" office:value="21753" calcext:value-type="float">
            <text:p>21753</text:p>
          </table:table-cell>
        </table:table-row>
        <table:table-row table:style-name="ro1">
          <table:table-cell table:style-name="ce3"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36418" calcext:value-type="float">
            <text:p>936418</text:p>
          </table:table-cell>
          <table:table-cell office:value-type="float" office:value="1148595" calcext:value-type="float">
            <text:p>1148595</text:p>
          </table:table-cell>
          <table:table-cell office:value-type="float" office:value="6609" calcext:value-type="float">
            <text:p>6609</text:p>
          </table:table-cell>
          <table:table-cell office:value-type="float" office:value="3761" calcext:value-type="float">
            <text:p>3761</text:p>
          </table:table-cell>
          <table:table-cell office:value-type="float" office:value="4139" calcext:value-type="float">
            <text:p>4139</text:p>
          </table:table-cell>
          <table:table-cell office:value-type="float" office:value="5992" calcext:value-type="float">
            <text:p>5992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28289" calcext:value-type="float">
            <text:p>3528289</text:p>
          </table:table-cell>
          <table:table-cell office:value-type="float" office:value="4620112" calcext:value-type="float">
            <text:p>4620112</text:p>
          </table:table-cell>
          <table:table-cell office:value-type="float" office:value="13118" calcext:value-type="float">
            <text:p>13118</text:p>
          </table:table-cell>
          <table:table-cell office:value-type="float" office:value="9470" calcext:value-type="float">
            <text:p>9470</text:p>
          </table:table-cell>
          <table:table-cell office:value-type="float" office:value="10420" calcext:value-type="float">
            <text:p>10420</text:p>
          </table:table-cell>
          <table:table-cell office:value-type="float" office:value="12240" calcext:value-type="float">
            <text:p>12240</text:p>
          </table:table-cell>
          <table:table-cell office:value-type="float" office:value="506" calcext:value-type="float">
            <text:p>50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735080" calcext:value-type="float">
            <text:p>7735080</text:p>
          </table:table-cell>
          <table:table-cell office:value-type="float" office:value="10383175" calcext:value-type="float">
            <text:p>10383175</text:p>
          </table:table-cell>
          <table:table-cell office:value-type="float" office:value="19914" calcext:value-type="float">
            <text:p>19914</text:p>
          </table:table-cell>
          <table:table-cell office:value-type="float" office:value="16796" calcext:value-type="float">
            <text:p>16796</text:p>
          </table:table-cell>
          <table:table-cell office:value-type="float" office:value="17240" calcext:value-type="float">
            <text:p>17240</text:p>
          </table:table-cell>
          <table:table-cell office:value-type="float" office:value="19089" calcext:value-type="float">
            <text:p>19089</text:p>
          </table:table-cell>
          <table:table-cell office:value-type="float" office:value="724" calcext:value-type="float">
            <text:p>72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64904" calcext:value-type="float">
            <text:p>13564904</text:p>
          </table:table-cell>
          <table:table-cell office:value-type="float" office:value="18447502" calcext:value-type="float">
            <text:p>18447502</text:p>
          </table:table-cell>
          <table:table-cell office:value-type="float" office:value="27787" calcext:value-type="float">
            <text:p>27787</text:p>
          </table:table-cell>
          <table:table-cell office:value-type="float" office:value="24756" calcext:value-type="float">
            <text:p>24756</text:p>
          </table:table-cell>
          <table:table-cell office:value-type="float" office:value="27175" calcext:value-type="float">
            <text:p>27175</text:p>
          </table:table-cell>
          <table:table-cell office:value-type="float" office:value="25777" calcext:value-type="float">
            <text:p>25777</text:p>
          </table:table-cell>
          <table:table-cell office:value-type="float" office:value="1006" calcext:value-type="float">
            <text:p>100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29603899" calcext:value-type="float">
            <text:p>1329603899</text:p>
          </table:table-cell>
          <table:table-cell office:value-type="float" office:value="1861537626" calcext:value-type="float">
            <text:p>1861537626</text:p>
          </table:table-cell>
          <table:table-cell office:value-type="float" office:value="291105" calcext:value-type="float">
            <text:p>291105</text:p>
          </table:table-cell>
          <table:table-cell office:value-type="float" office:value="1510502" calcext:value-type="float">
            <text:p>1510502</text:p>
          </table:table-cell>
          <table:table-cell office:value-type="float" office:value="1513615" calcext:value-type="float">
            <text:p>1513615</text:p>
          </table:table-cell>
          <table:table-cell office:value-type="float" office:value="318195" calcext:value-type="float">
            <text:p>318195</text:p>
          </table:table-cell>
          <table:table-cell office:value-type="float" office:value="9452" calcext:value-type="float">
            <text:p>9452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table:style-name="ce4"/>
          <table:table-cell table:style-name="ce3"/>
          <table:table-cell table:style-name="ce1" table:number-columns-repeated="6"/>
          <table:table-cell table:style-name="ce3"/>
        </table:table-row>
        <table:table-row table:style-name="ro3">
          <table:table-cell office:value-type="string" calcext:value-type="string">
            <text:p>Aleatório com valor muito grande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37695" calcext:value-type="float">
            <text:p>937695</text:p>
          </table:table-cell>
          <table:table-cell office:value-type="float" office:value="1150867" calcext:value-type="float">
            <text:p>1150867</text:p>
          </table:table-cell>
          <table:table-cell office:value-type="float" office:value="6575" calcext:value-type="float">
            <text:p>6575</text:p>
          </table:table-cell>
          <table:table-cell office:value-type="float" office:value="3629" calcext:value-type="float">
            <text:p>3629</text:p>
          </table:table-cell>
          <table:table-cell office:value-type="float" office:value="4083" calcext:value-type="float">
            <text:p>4083</text:p>
          </table:table-cell>
          <table:table-cell office:value-type="float" office:value="5994" calcext:value-type="float">
            <text:p>5994</text:p>
          </table:table-cell>
          <table:table-cell office:value-type="float" office:value="615062" calcext:value-type="float">
            <text:p>615062</text:p>
          </table:table-cell>
          <table:table-cell office:value-type="float" office:value="598837" calcext:value-type="float">
            <text:p>5988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11379" calcext:value-type="float">
            <text:p>3511379</text:p>
          </table:table-cell>
          <table:table-cell office:value-type="float" office:value="4615090" calcext:value-type="float">
            <text:p>4615090</text:p>
          </table:table-cell>
          <table:table-cell office:value-type="float" office:value="12939" calcext:value-type="float">
            <text:p>12939</text:p>
          </table:table-cell>
          <table:table-cell office:value-type="float" office:value="9202" calcext:value-type="float">
            <text:p>9202</text:p>
          </table:table-cell>
          <table:table-cell office:value-type="float" office:value="9885" calcext:value-type="float">
            <text:p>9885</text:p>
          </table:table-cell>
          <table:table-cell office:value-type="float" office:value="12455" calcext:value-type="float">
            <text:p>12455</text:p>
          </table:table-cell>
          <table:table-cell office:value-type="float" office:value="630607" calcext:value-type="float">
            <text:p>630607</text:p>
          </table:table-cell>
          <table:table-cell office:value-type="float" office:value="607320" calcext:value-type="float">
            <text:p>60732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737049" calcext:value-type="float">
            <text:p>7737049</text:p>
          </table:table-cell>
          <table:table-cell office:value-type="float" office:value="10356727" calcext:value-type="float">
            <text:p>10356727</text:p>
          </table:table-cell>
          <table:table-cell office:value-type="float" office:value="20251" calcext:value-type="float">
            <text:p>20251</text:p>
          </table:table-cell>
          <table:table-cell office:value-type="float" office:value="16081" calcext:value-type="float">
            <text:p>16081</text:p>
          </table:table-cell>
          <table:table-cell office:value-type="float" office:value="17166" calcext:value-type="float">
            <text:p>17166</text:p>
          </table:table-cell>
          <table:table-cell office:value-type="float" office:value="19053" calcext:value-type="float">
            <text:p>19053</text:p>
          </table:table-cell>
          <table:table-cell office:value-type="float" office:value="624284" calcext:value-type="float">
            <text:p>624284</text:p>
          </table:table-cell>
          <table:table-cell office:value-type="float" office:value="609262" calcext:value-type="float">
            <text:p>6092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31616" calcext:value-type="float">
            <text:p>13531616</text:p>
          </table:table-cell>
          <table:table-cell office:value-type="float" office:value="18392595" calcext:value-type="float">
            <text:p>18392595</text:p>
          </table:table-cell>
          <table:table-cell office:value-type="float" office:value="26554" calcext:value-type="float">
            <text:p>26554</text:p>
          </table:table-cell>
          <table:table-cell office:value-type="float" office:value="24865" calcext:value-type="float">
            <text:p>24865</text:p>
          </table:table-cell>
          <table:table-cell office:value-type="float" office:value="26406" calcext:value-type="float">
            <text:p>26406</text:p>
          </table:table-cell>
          <table:table-cell office:value-type="float" office:value="25853" calcext:value-type="float">
            <text:p>25853</text:p>
          </table:table-cell>
          <table:table-cell office:value-type="float" office:value="636274" calcext:value-type="float">
            <text:p>636274</text:p>
          </table:table-cell>
          <table:table-cell office:value-type="float" office:value="605931" calcext:value-type="float">
            <text:p>60593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19471808" calcext:value-type="float">
            <text:p>1319471808</text:p>
          </table:table-cell>
          <table:table-cell office:value-type="float" office:value="1866707352" calcext:value-type="float">
            <text:p>1866707352</text:p>
          </table:table-cell>
          <table:table-cell office:value-type="float" office:value="289490" calcext:value-type="float">
            <text:p>289490</text:p>
          </table:table-cell>
          <table:table-cell office:value-type="float" office:value="1509035" calcext:value-type="float">
            <text:p>1509035</text:p>
          </table:table-cell>
          <table:table-cell office:value-type="float" office:value="1506341" calcext:value-type="float">
            <text:p>1506341</text:p>
          </table:table-cell>
          <table:table-cell office:value-type="float" office:value="312946" calcext:value-type="float">
            <text:p>312946</text:p>
          </table:table-cell>
          <table:table-cell office:value-type="float" office:value="632228" calcext:value-type="float">
            <text:p>632228</text:p>
          </table:table-cell>
          <table:table-cell office:value-type="float" office:value="618819" calcext:value-type="float">
            <text:p>618819</text:p>
          </table:table-cell>
        </table:table-row>
      </table:table>
      <table:table table:name="Resultados 07-09-2017" table:style-name="ta1">
        <table:table-column table:style-name="co2" table:default-cell-style-name="ce2"/>
        <table:table-column table:style-name="co3" table:default-cell-style-name="ce5"/>
        <table:table-column table:style-name="co2" table:number-columns-repeated="6" table:default-cell-style-name="ce6"/>
        <table:table-column table:style-name="co2" table:default-cell-style-name="ce7"/>
        <table:table-row table:style-name="ro1">
          <table:table-cell table:style-name="Default" table:number-columns-repeated="9"/>
        </table:table-row>
        <table:table-row table:style-name="ro4">
          <table:table-cell table:style-name="ce1" office:value-type="string" calcext:value-type="string">
            <text:p>Nº Elemento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 com primeiro elemento como pivo</text:p>
          </table:table-cell>
          <table:table-cell office:value-type="string" calcext:value-type="string">
            <text:p>Quick Sort com elemento aleatório como pivo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Counting Sort</text:p>
          </table:table-cell>
          <table:table-cell office:value-type="string" calcext:value-type="string">
            <text:p>Bucket Sort</text:p>
          </table:table-cell>
        </table:table-row>
        <table:table-row table:style-name="ro1">
          <table:table-cell office:value-type="string" calcext:value-type="string">
            <text:p>Crescente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88296" calcext:value-type="float">
            <text:p>788296</text:p>
          </table:table-cell>
          <table:table-cell office:value-type="float" office:value="814083" calcext:value-type="float">
            <text:p>814083</text:p>
          </table:table-cell>
          <table:table-cell office:value-type="float" office:value="6356" calcext:value-type="float">
            <text:p>6356</text:p>
          </table:table-cell>
          <table:table-cell office:value-type="float" office:value="903589" calcext:value-type="float">
            <text:p>903589</text:p>
          </table:table-cell>
          <table:table-cell office:value-type="float" office:value="2994" calcext:value-type="float">
            <text:p>2994</text:p>
          </table:table-cell>
          <table:table-cell office:value-type="float" office:value="4951" calcext:value-type="float">
            <text:p>4951</text:p>
          </table:table-cell>
          <table:table-cell office:value-type="float" office:value="356" calcext:value-type="float">
            <text:p>35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78615" calcext:value-type="float">
            <text:p>3178615</text:p>
          </table:table-cell>
          <table:table-cell office:value-type="float" office:value="3259679" calcext:value-type="float">
            <text:p>3259679</text:p>
          </table:table-cell>
          <table:table-cell office:value-type="float" office:value="11401" calcext:value-type="float">
            <text:p>11401</text:p>
          </table:table-cell>
          <table:table-cell office:value-type="float" office:value="3604229" calcext:value-type="float">
            <text:p>3604229</text:p>
          </table:table-cell>
          <table:table-cell office:value-type="float" office:value="6140" calcext:value-type="float">
            <text:p>6140</text:p>
          </table:table-cell>
          <table:table-cell office:value-type="float" office:value="10101" calcext:value-type="float">
            <text:p>10101</text:p>
          </table:table-cell>
          <table:table-cell office:value-type="float" office:value="665" calcext:value-type="float">
            <text:p>66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299364" calcext:value-type="float">
            <text:p>7299364</text:p>
          </table:table-cell>
          <table:table-cell office:value-type="float" office:value="7309002" calcext:value-type="float">
            <text:p>7309002</text:p>
          </table:table-cell>
          <table:table-cell office:value-type="float" office:value="17589" calcext:value-type="float">
            <text:p>17589</text:p>
          </table:table-cell>
          <table:table-cell office:value-type="float" office:value="8108439" calcext:value-type="float">
            <text:p>8108439</text:p>
          </table:table-cell>
          <table:table-cell office:value-type="float" office:value="9434" calcext:value-type="float">
            <text:p>9434</text:p>
          </table:table-cell>
          <table:table-cell office:value-type="float" office:value="16010" calcext:value-type="float">
            <text:p>16010</text:p>
          </table:table-cell>
          <table:table-cell office:value-type="float" office:value="1000" calcext:value-type="float">
            <text:p>100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186429" calcext:value-type="float">
            <text:p>13186429</text:p>
          </table:table-cell>
          <table:table-cell office:value-type="float" office:value="12991354" calcext:value-type="float">
            <text:p>12991354</text:p>
          </table:table-cell>
          <table:table-cell office:value-type="float" office:value="22213" calcext:value-type="float">
            <text:p>22213</text:p>
          </table:table-cell>
          <table:table-cell office:value-type="float" office:value="14370927" calcext:value-type="float">
            <text:p>14370927</text:p>
          </table:table-cell>
          <table:table-cell office:value-type="float" office:value="12705" calcext:value-type="float">
            <text:p>12705</text:p>
          </table:table-cell>
          <table:table-cell office:value-type="float" office:value="22027" calcext:value-type="float">
            <text:p>22027</text:p>
          </table:table-cell>
          <table:table-cell office:value-type="float" office:value="1382" calcext:value-type="float">
            <text:p>138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86306608" calcext:value-type="float">
            <text:p>1286306608</text:p>
          </table:table-cell>
          <table:table-cell office:value-type="float" office:value="1318701552" calcext:value-type="float">
            <text:p>1318701552</text:p>
          </table:table-cell>
          <table:table-cell office:value-type="float" office:value="234845" calcext:value-type="float">
            <text:p>234845</text:p>
          </table:table-cell>
          <table:table-cell office:value-type="float" office:value="1502816100" calcext:value-type="float">
            <text:p>1502816100</text:p>
          </table:table-cell>
          <table:table-cell office:value-type="float" office:value="193533" calcext:value-type="float">
            <text:p>193533</text:p>
          </table:table-cell>
          <table:table-cell office:value-type="float" office:value="257572" calcext:value-type="float">
            <text:p>257572</text:p>
          </table:table-cell>
          <table:table-cell office:value-type="float" office:value="20582" calcext:value-type="float">
            <text:p>20582</text:p>
          </table:table-cell>
          <table:table-cell office:value-type="float" office:value="21065" calcext:value-type="float">
            <text:p>21065</text:p>
          </table:table-cell>
        </table:table-row>
        <table:table-row table:style-name="ro1">
          <table:table-cell table:style-name="ce3"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Decrescente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86471" calcext:value-type="float">
            <text:p>786471</text:p>
          </table:table-cell>
          <table:table-cell office:value-type="float" office:value="810342" calcext:value-type="float">
            <text:p>810342</text:p>
          </table:table-cell>
          <table:table-cell office:value-type="float" office:value="5351" calcext:value-type="float">
            <text:p>5351</text:p>
          </table:table-cell>
          <table:table-cell office:value-type="float" office:value="888059" calcext:value-type="float">
            <text:p>888059</text:p>
          </table:table-cell>
          <table:table-cell office:value-type="float" office:value="3128" calcext:value-type="float">
            <text:p>3128</text:p>
          </table:table-cell>
          <table:table-cell office:value-type="float" office:value="4968" calcext:value-type="float">
            <text:p>4968</text:p>
          </table:table-cell>
          <table:table-cell office:value-type="float" office:value="346" calcext:value-type="float">
            <text:p>34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31030" calcext:value-type="float">
            <text:p>3131030</text:p>
          </table:table-cell>
          <table:table-cell office:value-type="float" office:value="3253497" calcext:value-type="float">
            <text:p>3253497</text:p>
          </table:table-cell>
          <table:table-cell office:value-type="float" office:value="10203" calcext:value-type="float">
            <text:p>10203</text:p>
          </table:table-cell>
          <table:table-cell office:value-type="float" office:value="3543931" calcext:value-type="float">
            <text:p>3543931</text:p>
          </table:table-cell>
          <table:table-cell office:value-type="float" office:value="6055" calcext:value-type="float">
            <text:p>6055</text:p>
          </table:table-cell>
          <table:table-cell office:value-type="float" office:value="10179" calcext:value-type="float">
            <text:p>10179</text:p>
          </table:table-cell>
          <table:table-cell office:value-type="float" office:value="665" calcext:value-type="float">
            <text:p>66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096961" calcext:value-type="float">
            <text:p>7096961</text:p>
          </table:table-cell>
          <table:table-cell office:value-type="float" office:value="7309716" calcext:value-type="float">
            <text:p>7309716</text:p>
          </table:table-cell>
          <table:table-cell office:value-type="float" office:value="15812" calcext:value-type="float">
            <text:p>15812</text:p>
          </table:table-cell>
          <table:table-cell office:value-type="float" office:value="7975540" calcext:value-type="float">
            <text:p>7975540</text:p>
          </table:table-cell>
          <table:table-cell office:value-type="float" office:value="10168" calcext:value-type="float">
            <text:p>10168</text:p>
          </table:table-cell>
          <table:table-cell office:value-type="float" office:value="15865" calcext:value-type="float">
            <text:p>15865</text:p>
          </table:table-cell>
          <table:table-cell office:value-type="float" office:value="990" calcext:value-type="float">
            <text:p>99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506293" calcext:value-type="float">
            <text:p>12506293</text:p>
          </table:table-cell>
          <table:table-cell office:value-type="float" office:value="13026298" calcext:value-type="float">
            <text:p>13026298</text:p>
          </table:table-cell>
          <table:table-cell office:value-type="float" office:value="21696" calcext:value-type="float">
            <text:p>21696</text:p>
          </table:table-cell>
          <table:table-cell office:value-type="float" office:value="14194567" calcext:value-type="float">
            <text:p>14194567</text:p>
          </table:table-cell>
          <table:table-cell office:value-type="float" office:value="13078" calcext:value-type="float">
            <text:p>13078</text:p>
          </table:table-cell>
          <table:table-cell office:value-type="float" office:value="21464" calcext:value-type="float">
            <text:p>21464</text:p>
          </table:table-cell>
          <table:table-cell office:value-type="float" office:value="1292" calcext:value-type="float">
            <text:p>129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74566351" calcext:value-type="float">
            <text:p>1274566351</text:p>
          </table:table-cell>
          <table:table-cell office:value-type="float" office:value="1321090368" calcext:value-type="float">
            <text:p>1321090368</text:p>
          </table:table-cell>
          <table:table-cell office:value-type="float" office:value="227860" calcext:value-type="float">
            <text:p>227860</text:p>
          </table:table-cell>
          <table:table-cell office:value-type="float" office:value="1426852895" calcext:value-type="float">
            <text:p>1426852895</text:p>
          </table:table-cell>
          <table:table-cell office:value-type="float" office:value="200299" calcext:value-type="float">
            <text:p>200299</text:p>
          </table:table-cell>
          <table:table-cell office:value-type="float" office:value="254177" calcext:value-type="float">
            <text:p>254177</text:p>
          </table:table-cell>
          <table:table-cell office:value-type="float" office:value="19822" calcext:value-type="float">
            <text:p>19822</text:p>
          </table:table-cell>
          <table:table-cell office:value-type="float" office:value="20629" calcext:value-type="float">
            <text:p>20629</text:p>
          </table:table-cell>
        </table:table-row>
        <table:table-row table:style-name="ro1">
          <table:table-cell table:style-name="ce3"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45190" calcext:value-type="float">
            <text:p>945190</text:p>
          </table:table-cell>
          <table:table-cell office:value-type="float" office:value="1170625" calcext:value-type="float">
            <text:p>1170625</text:p>
          </table:table-cell>
          <table:table-cell office:value-type="float" office:value="7129" calcext:value-type="float">
            <text:p>7129</text:p>
          </table:table-cell>
          <table:table-cell office:value-type="float" office:value="4469" calcext:value-type="float">
            <text:p>4469</text:p>
          </table:table-cell>
          <table:table-cell office:value-type="float" office:value="4120" calcext:value-type="float">
            <text:p>4120</text:p>
          </table:table-cell>
          <table:table-cell office:value-type="float" office:value="5915" calcext:value-type="float">
            <text:p>5915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22679" calcext:value-type="float">
            <text:p>3522679</text:p>
          </table:table-cell>
          <table:table-cell office:value-type="float" office:value="4615960" calcext:value-type="float">
            <text:p>4615960</text:p>
          </table:table-cell>
          <table:table-cell office:value-type="float" office:value="13421" calcext:value-type="float">
            <text:p>13421</text:p>
          </table:table-cell>
          <table:table-cell office:value-type="float" office:value="9141" calcext:value-type="float">
            <text:p>9141</text:p>
          </table:table-cell>
          <table:table-cell office:value-type="float" office:value="9948" calcext:value-type="float">
            <text:p>9948</text:p>
          </table:table-cell>
          <table:table-cell office:value-type="float" office:value="12463" calcext:value-type="float">
            <text:p>12463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736040" calcext:value-type="float">
            <text:p>7736040</text:p>
          </table:table-cell>
          <table:table-cell office:value-type="float" office:value="10390344" calcext:value-type="float">
            <text:p>10390344</text:p>
          </table:table-cell>
          <table:table-cell office:value-type="float" office:value="20912" calcext:value-type="float">
            <text:p>20912</text:p>
          </table:table-cell>
          <table:table-cell office:value-type="float" office:value="16252" calcext:value-type="float">
            <text:p>16252</text:p>
          </table:table-cell>
          <table:table-cell office:value-type="float" office:value="17729" calcext:value-type="float">
            <text:p>17729</text:p>
          </table:table-cell>
          <table:table-cell office:value-type="float" office:value="19140" calcext:value-type="float">
            <text:p>19140</text:p>
          </table:table-cell>
          <table:table-cell office:value-type="float" office:value="727" calcext:value-type="float">
            <text:p>72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49395" calcext:value-type="float">
            <text:p>13549395</text:p>
          </table:table-cell>
          <table:table-cell office:value-type="float" office:value="18478682" calcext:value-type="float">
            <text:p>18478682</text:p>
          </table:table-cell>
          <table:table-cell office:value-type="float" office:value="27544" calcext:value-type="float">
            <text:p>27544</text:p>
          </table:table-cell>
          <table:table-cell office:value-type="float" office:value="25538" calcext:value-type="float">
            <text:p>25538</text:p>
          </table:table-cell>
          <table:table-cell office:value-type="float" office:value="27201" calcext:value-type="float">
            <text:p>27201</text:p>
          </table:table-cell>
          <table:table-cell office:value-type="float" office:value="26465" calcext:value-type="float">
            <text:p>26465</text:p>
          </table:table-cell>
          <table:table-cell office:value-type="float" office:value="1005" calcext:value-type="float">
            <text:p>100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22475433" calcext:value-type="float">
            <text:p>1322475433</text:p>
          </table:table-cell>
          <table:table-cell office:value-type="float" office:value="1984140811" calcext:value-type="float">
            <text:p>1984140811</text:p>
          </table:table-cell>
          <table:table-cell office:value-type="float" office:value="293638" calcext:value-type="float">
            <text:p>293638</text:p>
          </table:table-cell>
          <table:table-cell office:value-type="float" office:value="1510942" calcext:value-type="float">
            <text:p>1510942</text:p>
          </table:table-cell>
          <table:table-cell office:value-type="float" office:value="1531597" calcext:value-type="float">
            <text:p>1531597</text:p>
          </table:table-cell>
          <table:table-cell office:value-type="float" office:value="312439" calcext:value-type="float">
            <text:p>312439</text:p>
          </table:table-cell>
          <table:table-cell office:value-type="float" office:value="9344" calcext:value-type="float">
            <text:p>9344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table:style-name="ce4"/>
          <table:table-cell table:style-name="ce3"/>
          <table:table-cell table:style-name="ce1" table:number-columns-repeated="6"/>
          <table:table-cell table:style-name="ce3"/>
        </table:table-row>
        <table:table-row table:style-name="ro5">
          <table:table-cell office:value-type="string" calcext:value-type="string">
            <text:p>Aleatório com valor muito grande</text:p>
          </table:table-cell>
          <table:table-cell table:style-name="ce3"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40861" calcext:value-type="float">
            <text:p>940861</text:p>
          </table:table-cell>
          <table:table-cell office:value-type="float" office:value="1278934" calcext:value-type="float">
            <text:p>1278934</text:p>
          </table:table-cell>
          <table:table-cell office:value-type="float" office:value="6667" calcext:value-type="float">
            <text:p>6667</text:p>
          </table:table-cell>
          <table:table-cell office:value-type="float" office:value="3671" calcext:value-type="float">
            <text:p>3671</text:p>
          </table:table-cell>
          <table:table-cell office:value-type="float" office:value="4079" calcext:value-type="float">
            <text:p>4079</text:p>
          </table:table-cell>
          <table:table-cell office:value-type="float" office:value="6063" calcext:value-type="float">
            <text:p>6063</text:p>
          </table:table-cell>
          <table:table-cell office:value-type="float" office:value="615908" calcext:value-type="float">
            <text:p>615908</text:p>
          </table:table-cell>
          <table:table-cell office:value-type="float" office:value="594820" calcext:value-type="float">
            <text:p>59482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95463" calcext:value-type="float">
            <text:p>3495463</text:p>
          </table:table-cell>
          <table:table-cell office:value-type="float" office:value="4892611" calcext:value-type="float">
            <text:p>4892611</text:p>
          </table:table-cell>
          <table:table-cell office:value-type="float" office:value="13326" calcext:value-type="float">
            <text:p>13326</text:p>
          </table:table-cell>
          <table:table-cell office:value-type="float" office:value="9294" calcext:value-type="float">
            <text:p>9294</text:p>
          </table:table-cell>
          <table:table-cell office:value-type="float" office:value="9848" calcext:value-type="float">
            <text:p>9848</text:p>
          </table:table-cell>
          <table:table-cell office:value-type="float" office:value="12166" calcext:value-type="float">
            <text:p>12166</text:p>
          </table:table-cell>
          <table:table-cell office:value-type="float" office:value="618540" calcext:value-type="float">
            <text:p>618540</text:p>
          </table:table-cell>
          <table:table-cell office:value-type="float" office:value="602733" calcext:value-type="float">
            <text:p>60273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687032" calcext:value-type="float">
            <text:p>7687032</text:p>
          </table:table-cell>
          <table:table-cell office:value-type="float" office:value="11101521" calcext:value-type="float">
            <text:p>11101521</text:p>
          </table:table-cell>
          <table:table-cell office:value-type="float" office:value="20286" calcext:value-type="float">
            <text:p>20286</text:p>
          </table:table-cell>
          <table:table-cell office:value-type="float" office:value="16297" calcext:value-type="float">
            <text:p>16297</text:p>
          </table:table-cell>
          <table:table-cell office:value-type="float" office:value="17696" calcext:value-type="float">
            <text:p>17696</text:p>
          </table:table-cell>
          <table:table-cell office:value-type="float" office:value="20034" calcext:value-type="float">
            <text:p>20034</text:p>
          </table:table-cell>
          <table:table-cell office:value-type="float" office:value="611760" calcext:value-type="float">
            <text:p>611760</text:p>
          </table:table-cell>
          <table:table-cell office:value-type="float" office:value="593999" calcext:value-type="float">
            <text:p>5939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04950" calcext:value-type="float">
            <text:p>13504950</text:p>
          </table:table-cell>
          <table:table-cell office:value-type="float" office:value="20448775" calcext:value-type="float">
            <text:p>20448775</text:p>
          </table:table-cell>
          <table:table-cell office:value-type="float" office:value="28473" calcext:value-type="float">
            <text:p>28473</text:p>
          </table:table-cell>
          <table:table-cell office:value-type="float" office:value="24940" calcext:value-type="float">
            <text:p>24940</text:p>
          </table:table-cell>
          <table:table-cell office:value-type="float" office:value="26176" calcext:value-type="float">
            <text:p>26176</text:p>
          </table:table-cell>
          <table:table-cell office:value-type="float" office:value="26303" calcext:value-type="float">
            <text:p>26303</text:p>
          </table:table-cell>
          <table:table-cell office:value-type="float" office:value="617421" calcext:value-type="float">
            <text:p>617421</text:p>
          </table:table-cell>
          <table:table-cell office:value-type="float" office:value="599368" calcext:value-type="float">
            <text:p>59936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23942299" calcext:value-type="float">
            <text:p>1323942299</text:p>
          </table:table-cell>
          <table:table-cell office:value-type="float" office:value="1933217822" calcext:value-type="float">
            <text:p>1933217822</text:p>
          </table:table-cell>
          <table:table-cell office:value-type="float" office:value="301287" calcext:value-type="float">
            <text:p>301287</text:p>
          </table:table-cell>
          <table:table-cell office:value-type="float" office:value="1519572" calcext:value-type="float">
            <text:p>1519572</text:p>
          </table:table-cell>
          <table:table-cell office:value-type="float" office:value="1546676" calcext:value-type="float">
            <text:p>1546676</text:p>
          </table:table-cell>
          <table:table-cell office:value-type="float" office:value="313368" calcext:value-type="float">
            <text:p>313368</text:p>
          </table:table-cell>
          <table:table-cell office:value-type="float" office:value="629174" calcext:value-type="float">
            <text:p>629174</text:p>
          </table:table-cell>
          <table:table-cell office:value-type="float" office:value="602161" calcext:value-type="float">
            <text:p>602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20:06:26.9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Zanella Junior</meta:initial-creator>
    <meta:creation-date>2017-09-06T16:31:39.585000000</meta:creation-date>
    <dc:date>2017-09-15T20:36:21.116000000</dc:date>
    <dc:creator>Adriano Zanella Junior</dc:creator>
    <meta:editing-duration>PT38M49S</meta:editing-duration>
    <meta:editing-cycles>4</meta:editing-cycles>
    <meta:generator>LibreOffice/5.2.5.1$Windows_x86 LibreOffice_project/0312e1a284a7d50ca85a365c316c7abbf20a4d22</meta:generator>
    <meta:document-statistic meta:table-count="2" meta:cell-count="386" meta:object-count="0"/>
  </office:meta>
</office:document-meta>
</file>